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Python was created by a man named Guido van Rossum, released in February 1991. <text:bookmark text:name="history"/>Python got is name from the BBC comedy "Monty Python's Flying Circus". BDFL stands for Benevolent Dictator for Life, <text:s/>given to a small number of software developers namely those who found a project and hold the ultimate say in the community. Rossum currently works for a company called Dropbox which offers services like cloud storage and client software. </text:p>
      <text:p text:style-name="Standard"/>
      <text:p text:style-name="Standard">[http://groups.engin.umd.umich.edu/CIS/course.des/cis400/python/python.html]</text:p>
      <text:p text:style-name="Standard">[http://en.wikipedia.org/wiki/Python_(programming_language)]</text:p>
      <text:p text:style-name="Standard"/>
      <text:p text:style-name="Standard"/>
      <text:p text:style-name="Standard">2) The Python Software Foundation is a group consisting of about 244 members with Guido van Rossom as president that continues development of the programing language. A computer science company called Enthought currently updates and regulates the python data analysis software Canopy.</text:p>
      <text:p text:style-name="Standard"/>
      <text:p text:style-name="Standard">[<text:a xlink:type="simple" xlink:href="http://en.wikipedia.org/wiki/Python_Software_Foundation">http://en.wikipedia.org/wiki/Python_Software_Foundation</text:a>]</text:p>
      <text:p text:style-name="Standard">[https://www.enthought.com/products/canopy/]</text:p>
      <text:p text:style-name="Standard"/>
      <text:p text:style-name="Standard"/>
      <text:p text:style-name="Standard">3) “Although that way may not be obvious at first unless you're Dutch.” - Zen of Pyth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22:18:40.41</meta:creation-date>
    <dc:date>2013-10-03T16:17:52.08</dc:date>
    <meta:editing-duration>PT18H31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136" meta:character-count="1046"/>
  </office:meta>
</office:document-meta>
</file>